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"/><text:span text:style-name="T1"><text:s/>Introduction/Business Problem</text:span></text:p>
      <text:p text:style-name="P1"/>
      <text:p text:style-name="Standard"/>
      <text:p text:style-name="Standard">Jane was always a West Toronto resident. After accepting a job promotion, she decides to move to either <text:s/>Toronto Downtown or East Toronto. Jane wants to make a choice depending on the amenities of each area, so she <text:span text:style-name="T2">contacts a real estate company, named XY in order to make the right decision. </text:span></text:p>
      <text:p text:style-name="Standard"><text:span text:style-name="T2">XY is a newly established company and needs to make impression to new customers and also to be effective in customer service, so hires a data scientist to help them with the following problem.</text:span></text:p>
      <text:p text:style-name="Standard"><text:span text:style-name="T2"/></text:p>
      <text:p text:style-name="Standard"><text:span text:style-name="T2">Compare Toronto Downtown and East Toronto, in order to find which kind of amenities <text:s/>each neighborhood provides the mo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07T15:05:46.44</meta:creation-date>
    <meta:document-statistic meta:table-count="0" meta:image-count="0" meta:object-count="0" meta:page-count="1" meta:paragraph-count="4" meta:word-count="107" meta:character-count="641"/>
    <dc:date>2020-08-07T15:25:13.17</dc:date>
    <meta:editing-duration>PT3M44S</meta:editing-duration>
    <meta:editing-cycles>1</meta:editing-cycles>
    <meta:generator>OpenOffice/4.1.1$Win32 OpenOffice.org_project/411m6$Build-9775</meta:generator>
  </office:meta>
</office:document-meta>
</file>